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12.575cm" fo:min-width="10.89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2.00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top" draw:auto-grow-height="false" fo:min-height="7.177cm" fo:min-width="4.387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51cm" fo:min-width="1.371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006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  <style:text-properties style:font-name="Noto Sans1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Noto Sans1" fo:font-size="10pt" style:font-size-asian="10pt" style:font-size-complex="10pt"/>
    </style:style>
    <style:style style:name="P4" style:family="paragraph">
      <loext:graphic-properties draw:fill="solid" draw:fill-color="#ffffff"/>
      <style:paragraph-properties fo:text-align="center"/>
      <style:text-properties style:font-name="Noto Mono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Noto Sans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1.43cm" svg:height="12.859cm" svg:x="0cm" svg:y="0cm"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0.635cm" svg:x="6.985cm" svg:y="2.699cm">
            <text:p text:style-name="P2"><text:span text:style-name="T1">Flash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0.635cm" svg:x="1.905cm" svg:y="2.699cm">
            <text:p text:style-name="P2"><text:span text:style-name="T1">RAM</text:span></text:p>
            <draw:enhanced-geometry svg:viewBox="0 0 21600 21600" draw:type="rectangle" draw:enhanced-path="M 0 0 L 21600 0 21600 21600 0 21600 0 0 Z N"/>
          </draw:custom-shape>
          <draw:g xml:id="id3" draw:id="id3">
            <draw:custom-shape draw:style-name="gr3" draw:text-style-name="P3" draw:layer="layout" svg:width="4.921cm" svg:height="7.461cm" svg:x="0.159cm" svg:y="5.239cm">
              <text:p text:style-name="P2"><text:span text:style-name="T1">Boot from RAM LUT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4" draw:text-style-name="P3" draw:layer="layout" svg:width="1.905cm" svg:height="0.635cm" svg:x="0.954cm" svg:y="6.191cm">
                <text:p text:style-name="P2"><text:span text:style-name="T1">Bank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2.859cm" svg:y="6.191cm">
                <text:p text:style-name="P2"><text:span text:style-name="T1">Address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954cm" svg:y="7.461cm">
                <text:p text:style-name="P2"><text:span text:style-name="T1">1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954cm" svg:y="6.826cm">
                <text:p text:style-name="P2"><text:span text:style-name="T1">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954cm" svg:y="8.731cm">
                <text:p text:style-name="P2"><text:span text:style-name="T1">3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954cm" svg:y="8.096cm">
                <text:p text:style-name="P2"><text:span text:style-name="T1">2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954cm" svg:y="10.001cm">
                <text:p text:style-name="P2"><text:span text:style-name="T1">5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954cm" svg:y="9.366cm">
                <text:p text:style-name="P2"><text:span text:style-name="T1">4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954cm" svg:y="11.271cm">
                <text:p text:style-name="P2"><text:span text:style-name="T1">7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954cm" svg:y="10.636cm">
                <text:p text:style-name="P2"><text:span text:style-name="T1">6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859cm" svg:y="6.826cm">
                <text:p text:style-name="P2"><text:span text:style-name="T1">00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859cm" svg:y="7.461cm">
                <text:p text:style-name="P2"><text:span text:style-name="T1">02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859cm" svg:y="8.096cm">
                <text:p text:style-name="P2"><text:span text:style-name="T1">04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859cm" svg:y="8.731cm">
                <text:p text:style-name="P2"><text:span text:style-name="T1">06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859cm" svg:y="9.366cm">
                <text:p text:style-name="P2"><text:span text:style-name="T1">08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859cm" svg:y="10.001cm">
                <text:p text:style-name="P2"><text:span text:style-name="T1">0A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859cm" svg:y="10.636cm">
                <text:p text:style-name="P2"><text:span text:style-name="T1">0C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859cm" svg:y="11.271cm">
                <text:p text:style-name="P2"><text:span text:style-name="T1">0E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" draw:text-style-name="P3" draw:layer="layout" svg:width="1.905cm" svg:height="0.635cm" svg:x="0.795cm" svg:y="6.349cm">
                <text:p text:style-name="P2"><text:span text:style-name="T1">Bank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2.7cm" svg:y="6.349cm">
                <text:p text:style-name="P2"><text:span text:style-name="T1">Address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795cm" svg:y="7.619cm">
                <text:p text:style-name="P2"><text:span text:style-name="T1">1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795cm" svg:y="6.984cm">
                <text:p text:style-name="P2"><text:span text:style-name="T1">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795cm" svg:y="8.889cm">
                <text:p text:style-name="P2"><text:span text:style-name="T1">3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795cm" svg:y="8.254cm">
                <text:p text:style-name="P2"><text:span text:style-name="T1">2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795cm" svg:y="10.159cm">
                <text:p text:style-name="P2"><text:span text:style-name="T1">5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795cm" svg:y="9.524cm">
                <text:p text:style-name="P2"><text:span text:style-name="T1">4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795cm" svg:y="11.429cm">
                <text:p text:style-name="P2"><text:span text:style-name="T1">7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795cm" svg:y="10.794cm">
                <text:p text:style-name="P2"><text:span text:style-name="T1">6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7cm" svg:y="6.984cm">
                <text:p text:style-name="P2"><text:span text:style-name="T1">00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7cm" svg:y="7.619cm">
                <text:p text:style-name="P2"><text:span text:style-name="T1">02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7cm" svg:y="8.254cm">
                <text:p text:style-name="P2"><text:span text:style-name="T1">04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7cm" svg:y="8.889cm">
                <text:p text:style-name="P2"><text:span text:style-name="T1">06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7cm" svg:y="9.524cm">
                <text:p text:style-name="P2"><text:span text:style-name="T1">08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7cm" svg:y="10.159cm">
                <text:p text:style-name="P2"><text:span text:style-name="T1">0A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7cm" svg:y="10.794cm">
                <text:p text:style-name="P2"><text:span text:style-name="T1">0C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7cm" svg:y="11.429cm">
                <text:p text:style-name="P2"><text:span text:style-name="T1">0E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" draw:text-style-name="P3" draw:layer="layout" svg:width="1.905cm" svg:height="0.635cm" svg:x="0.636cm" svg:y="6.508cm">
                <text:p text:style-name="P2"><text:span text:style-name="T1">Bank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2.541cm" svg:y="6.508cm">
                <text:p text:style-name="P2"><text:span text:style-name="T1">Address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636cm" svg:y="7.778cm">
                <text:p text:style-name="P2"><text:span text:style-name="T1">1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636cm" svg:y="7.143cm">
                <text:p text:style-name="P2"><text:span text:style-name="T1">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636cm" svg:y="9.048cm">
                <text:p text:style-name="P2"><text:span text:style-name="T1">3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636cm" svg:y="8.413cm">
                <text:p text:style-name="P2"><text:span text:style-name="T1">2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636cm" svg:y="10.318cm">
                <text:p text:style-name="P2"><text:span text:style-name="T1">5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636cm" svg:y="9.683cm">
                <text:p text:style-name="P2"><text:span text:style-name="T1">4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636cm" svg:y="11.588cm">
                <text:p text:style-name="P2"><text:span text:style-name="T1">7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0.636cm" svg:y="10.953cm">
                <text:p text:style-name="P2"><text:span text:style-name="T1">6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541cm" svg:y="7.143cm">
                <text:p text:style-name="P2"><text:span text:style-name="T1">00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541cm" svg:y="7.778cm">
                <text:p text:style-name="P2"><text:span text:style-name="T1">02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541cm" svg:y="8.413cm">
                <text:p text:style-name="P2"><text:span text:style-name="T1">04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541cm" svg:y="9.048cm">
                <text:p text:style-name="P2"><text:span text:style-name="T1">06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541cm" svg:y="9.683cm">
                <text:p text:style-name="P2"><text:span text:style-name="T1">08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541cm" svg:y="10.318cm">
                <text:p text:style-name="P2"><text:span text:style-name="T1">0A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541cm" svg:y="10.953cm">
                <text:p text:style-name="P2"><text:span text:style-name="T1">0C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2.541cm" svg:y="11.588cm">
                <text:p text:style-name="P2"><text:span text:style-name="T1">0E000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4" draw:text-style-name="P3" draw:layer="layout" svg:width="1.905cm" svg:height="0.635cm" svg:x="0.477cm" svg:y="6.667cm">
              <text:p text:style-name="P2"><text:span text:style-name="T1">Bank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905cm" svg:height="0.635cm" svg:x="2.382cm" svg:y="6.667cm">
              <text:p text:style-name="P2"><text:span text:style-name="T1">Address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905cm" svg:height="0.635cm" svg:x="0.477cm" svg:y="7.937cm">
              <text:p text:style-name="P2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905cm" svg:height="0.635cm" svg:x="0.477cm" svg:y="7.302cm">
              <text:p text:style-name="P2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905cm" svg:height="0.635cm" svg:x="0.477cm" svg:y="9.207cm">
              <text:p text:style-name="P2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905cm" svg:height="0.635cm" svg:x="0.477cm" svg:y="8.572cm">
              <text:p text:style-name="P2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905cm" svg:height="0.635cm" svg:x="0.477cm" svg:y="10.477cm">
              <text:p text:style-name="P2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905cm" svg:height="0.635cm" svg:x="0.477cm" svg:y="9.842cm">
              <text:p text:style-name="P2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905cm" svg:height="0.635cm" svg:x="0.477cm" svg:y="11.747cm">
              <text:p text:style-name="P2"><text:span text:style-name="T1">7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905cm" svg:height="0.635cm" svg:x="0.477cm" svg:y="11.112cm">
              <text:p text:style-name="P2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1.905cm" svg:height="0.635cm" svg:x="2.382cm" svg:y="7.302cm">
              <text:p text:style-name="P2"><text:span text:style-name="T1">0000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1.905cm" svg:height="0.635cm" svg:x="2.382cm" svg:y="7.937cm">
              <text:p text:style-name="P2"><text:span text:style-name="T1">0200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1.905cm" svg:height="0.635cm" svg:x="2.382cm" svg:y="8.572cm">
              <text:p text:style-name="P2"><text:span text:style-name="T1">0400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1.905cm" svg:height="0.635cm" svg:x="2.382cm" svg:y="9.207cm">
              <text:p text:style-name="P2"><text:span text:style-name="T1">0600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1.905cm" svg:height="0.635cm" svg:x="2.382cm" svg:y="9.842cm">
              <text:p text:style-name="P2"><text:span text:style-name="T1">0800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1.905cm" svg:height="0.635cm" svg:x="2.382cm" svg:y="10.477cm">
              <text:p text:style-name="P2"><text:span text:style-name="T1">0A00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1.905cm" svg:height="0.635cm" svg:x="2.382cm" svg:y="11.112cm">
              <text:p text:style-name="P2"><text:span text:style-name="T1">0C00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1.905cm" svg:height="0.635cm" svg:x="2.382cm" svg:y="11.747cm">
              <text:p text:style-name="P2"><text:span text:style-name="T1">0E000</text:span></text:p>
              <draw:enhanced-geometry svg:viewBox="0 0 21600 21600" draw:type="rectangle" draw:enhanced-path="M 0 0 L 21600 0 21600 21600 0 21600 0 0 Z N"/>
            </draw:custom-shape>
          </draw:g>
          <draw:g xml:id="id2" draw:id="id2">
            <draw:custom-shape draw:style-name="gr3" draw:text-style-name="P3" draw:layer="layout" svg:width="4.921cm" svg:height="7.461cm" svg:x="6.35cm" svg:y="5.239cm">
              <text:p text:style-name="P2"><text:span text:style-name="T1">Boot from Flash LUT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4" draw:text-style-name="P3" draw:layer="layout" svg:width="1.905cm" svg:height="0.635cm" svg:x="7.145cm" svg:y="6.191cm">
                <text:p text:style-name="P2"><text:span text:style-name="T1">Bank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9.05cm" svg:y="6.191cm">
                <text:p text:style-name="P2"><text:span text:style-name="T1">Address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7.145cm" svg:y="7.461cm">
                <text:p text:style-name="P2"><text:span text:style-name="T1">1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7.145cm" svg:y="6.826cm">
                <text:p text:style-name="P2"><text:span text:style-name="T1">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7.145cm" svg:y="8.731cm">
                <text:p text:style-name="P2"><text:span text:style-name="T1">3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7.145cm" svg:y="8.096cm">
                <text:p text:style-name="P2"><text:span text:style-name="T1">2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7.145cm" svg:y="10.001cm">
                <text:p text:style-name="P2"><text:span text:style-name="T1">5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7.145cm" svg:y="9.366cm">
                <text:p text:style-name="P2"><text:span text:style-name="T1">4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7.145cm" svg:y="11.271cm">
                <text:p text:style-name="P2"><text:span text:style-name="T1">7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7.145cm" svg:y="10.636cm">
                <text:p text:style-name="P2"><text:span text:style-name="T1">6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9.05cm" svg:y="6.826cm">
                <text:p text:style-name="P2"><text:span text:style-name="T1">00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9.05cm" svg:y="7.461cm">
                <text:p text:style-name="P2"><text:span text:style-name="T1">02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9.05cm" svg:y="8.096cm">
                <text:p text:style-name="P2"><text:span text:style-name="T1">04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9.05cm" svg:y="8.731cm">
                <text:p text:style-name="P2"><text:span text:style-name="T1">06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9.05cm" svg:y="9.366cm">
                <text:p text:style-name="P2"><text:span text:style-name="T1">08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9.05cm" svg:y="10.001cm">
                <text:p text:style-name="P2"><text:span text:style-name="T1">0A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9.05cm" svg:y="10.636cm">
                <text:p text:style-name="P2"><text:span text:style-name="T1">0C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9.05cm" svg:y="11.271cm">
                <text:p text:style-name="P2"><text:span text:style-name="T1">0E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" draw:text-style-name="P3" draw:layer="layout" svg:width="1.905cm" svg:height="0.635cm" svg:x="6.986cm" svg:y="6.349cm">
                <text:p text:style-name="P2"><text:span text:style-name="T1">Bank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8.891cm" svg:y="6.349cm">
                <text:p text:style-name="P2"><text:span text:style-name="T1">Address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6.986cm" svg:y="7.619cm">
                <text:p text:style-name="P2"><text:span text:style-name="T1">1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6.986cm" svg:y="6.984cm">
                <text:p text:style-name="P2"><text:span text:style-name="T1">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6.986cm" svg:y="8.889cm">
                <text:p text:style-name="P2"><text:span text:style-name="T1">3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6.986cm" svg:y="8.254cm">
                <text:p text:style-name="P2"><text:span text:style-name="T1">2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6.986cm" svg:y="10.159cm">
                <text:p text:style-name="P2"><text:span text:style-name="T1">5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6.986cm" svg:y="9.524cm">
                <text:p text:style-name="P2"><text:span text:style-name="T1">4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6.986cm" svg:y="11.429cm">
                <text:p text:style-name="P2"><text:span text:style-name="T1">7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6.986cm" svg:y="10.794cm">
                <text:p text:style-name="P2"><text:span text:style-name="T1">6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8.891cm" svg:y="6.984cm">
                <text:p text:style-name="P2"><text:span text:style-name="T1">00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8.891cm" svg:y="7.619cm">
                <text:p text:style-name="P2"><text:span text:style-name="T1">02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8.891cm" svg:y="8.254cm">
                <text:p text:style-name="P2"><text:span text:style-name="T1">04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8.891cm" svg:y="8.889cm">
                <text:p text:style-name="P2"><text:span text:style-name="T1">06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8.891cm" svg:y="9.524cm">
                <text:p text:style-name="P2"><text:span text:style-name="T1">08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8.891cm" svg:y="10.159cm">
                <text:p text:style-name="P2"><text:span text:style-name="T1">0A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8.891cm" svg:y="10.794cm">
                <text:p text:style-name="P2"><text:span text:style-name="T1">0C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8.891cm" svg:y="11.429cm">
                <text:p text:style-name="P2"><text:span text:style-name="T1">0E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" draw:text-style-name="P3" draw:layer="layout" svg:width="1.905cm" svg:height="0.635cm" svg:x="6.827cm" svg:y="6.508cm">
                <text:p text:style-name="P2"><text:span text:style-name="T1">Bank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8.732cm" svg:y="6.508cm">
                <text:p text:style-name="P2"><text:span text:style-name="T1">Address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6.827cm" svg:y="7.778cm">
                <text:p text:style-name="P2"><text:span text:style-name="T1">1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6.827cm" svg:y="7.143cm">
                <text:p text:style-name="P2"><text:span text:style-name="T1">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6.827cm" svg:y="9.048cm">
                <text:p text:style-name="P2"><text:span text:style-name="T1">3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6.827cm" svg:y="8.413cm">
                <text:p text:style-name="P2"><text:span text:style-name="T1">2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6.827cm" svg:y="10.318cm">
                <text:p text:style-name="P2"><text:span text:style-name="T1">5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6.827cm" svg:y="9.683cm">
                <text:p text:style-name="P2"><text:span text:style-name="T1">4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6.827cm" svg:y="11.588cm">
                <text:p text:style-name="P2"><text:span text:style-name="T1">7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905cm" svg:height="0.635cm" svg:x="6.827cm" svg:y="10.953cm">
                <text:p text:style-name="P2"><text:span text:style-name="T1">6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8.732cm" svg:y="7.143cm">
                <text:p text:style-name="P2"><text:span text:style-name="T1">00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8.732cm" svg:y="7.778cm">
                <text:p text:style-name="P2"><text:span text:style-name="T1">02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8.732cm" svg:y="8.413cm">
                <text:p text:style-name="P2"><text:span text:style-name="T1">04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8.732cm" svg:y="9.048cm">
                <text:p text:style-name="P2"><text:span text:style-name="T1">06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8.732cm" svg:y="9.683cm">
                <text:p text:style-name="P2"><text:span text:style-name="T1">08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8.732cm" svg:y="10.318cm">
                <text:p text:style-name="P2"><text:span text:style-name="T1">0A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8.732cm" svg:y="10.953cm">
                <text:p text:style-name="P2"><text:span text:style-name="T1">0C000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1.905cm" svg:height="0.635cm" svg:x="8.732cm" svg:y="11.588cm">
                <text:p text:style-name="P2"><text:span text:style-name="T1">0E000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4" draw:text-style-name="P3" draw:layer="layout" svg:width="1.905cm" svg:height="0.635cm" svg:x="6.668cm" svg:y="6.667cm">
              <text:p text:style-name="P2"><text:span text:style-name="T1">Bank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905cm" svg:height="0.635cm" svg:x="8.573cm" svg:y="6.667cm">
              <text:p text:style-name="P2"><text:span text:style-name="T1">Address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905cm" svg:height="0.635cm" svg:x="6.668cm" svg:y="7.937cm">
              <text:p text:style-name="P2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905cm" svg:height="0.635cm" svg:x="6.668cm" svg:y="7.302cm">
              <text:p text:style-name="P2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905cm" svg:height="0.635cm" svg:x="6.668cm" svg:y="9.207cm">
              <text:p text:style-name="P2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905cm" svg:height="0.635cm" svg:x="6.668cm" svg:y="8.572cm">
              <text:p text:style-name="P2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905cm" svg:height="0.635cm" svg:x="6.668cm" svg:y="10.477cm">
              <text:p text:style-name="P2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905cm" svg:height="0.635cm" svg:x="6.668cm" svg:y="9.842cm">
              <text:p text:style-name="P2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905cm" svg:height="0.635cm" svg:x="6.668cm" svg:y="11.747cm">
              <text:p text:style-name="P2"><text:span text:style-name="T1">7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905cm" svg:height="0.635cm" svg:x="6.668cm" svg:y="11.112cm">
              <text:p text:style-name="P2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1.905cm" svg:height="0.635cm" svg:x="8.573cm" svg:y="7.302cm">
              <text:p text:style-name="P2"><text:span text:style-name="T1">0000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1.905cm" svg:height="0.635cm" svg:x="8.573cm" svg:y="7.937cm">
              <text:p text:style-name="P2"><text:span text:style-name="T1">0200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1.905cm" svg:height="0.635cm" svg:x="8.573cm" svg:y="8.572cm">
              <text:p text:style-name="P2"><text:span text:style-name="T1">0400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1.905cm" svg:height="0.635cm" svg:x="8.573cm" svg:y="9.207cm">
              <text:p text:style-name="P2"><text:span text:style-name="T1">0600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1.905cm" svg:height="0.635cm" svg:x="8.573cm" svg:y="9.842cm">
              <text:p text:style-name="P2"><text:span text:style-name="T1">0800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1.905cm" svg:height="0.635cm" svg:x="8.573cm" svg:y="10.477cm">
              <text:p text:style-name="P2"><text:span text:style-name="T1">0A00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1.905cm" svg:height="0.635cm" svg:x="8.573cm" svg:y="11.112cm">
              <text:p text:style-name="P2"><text:span text:style-name="T1">0C00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1.905cm" svg:height="0.635cm" svg:x="8.573cm" svg:y="11.747cm">
              <text:p text:style-name="P2"><text:span text:style-name="T1">7E000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1" xml:id="id1" draw:id="id1" draw:layer="layout" svg:width="2.54cm" svg:height="1.27cm" svg:x="4.445cm" svg:y="2.699cm">
            <text:p text:style-name="P2"><text:span text:style-name="T1">Choose by boot source</text:span></text:p>
            <draw:enhanced-geometry svg:viewBox="0 0 21600 21600" draw:type="rectangle" draw:enhanced-path="M 0 0 L 21600 0 21600 21600 0 21600 0 0 Z N"/>
          </draw:custom-shape>
          <draw:connector draw:style-name="gr6" draw:text-style-name="P5" draw:layer="layout" svg:x1="6.985cm" svg:y1="3.334cm" svg:x2="8.81cm" svg:y2="5.239cm" draw:start-shape="id1" draw:start-glue-point="1" draw:end-shape="id2" svg:d="M6985 3334h1825v1905" svg:viewBox="0 0 1826 1906">
            <text:p/>
          </draw:connector>
          <draw:connector draw:style-name="gr6" draw:text-style-name="P5" draw:layer="layout" svg:x1="4.445cm" svg:y1="3.334cm" svg:x2="2.619cm" svg:y2="5.239cm" draw:start-shape="id1" draw:start-glue-point="3" draw:end-shape="id3" draw:end-glue-point="0" svg:d="M4445 3334h-1826v1905" svg:viewBox="0 0 1827 1906">
            <text:p/>
          </draw:connector>
          <draw:custom-shape draw:style-name="gr5" draw:text-style-name="P1" xml:id="id4" draw:id="id4" draw:layer="layout" svg:width="2.54cm" svg:height="1.27cm" svg:x="4.445cm" svg:y="0.159cm">
            <text:p text:style-name="P2"><text:span text:style-name="T1">Edit or translate</text:span></text:p>
            <draw:enhanced-geometry svg:viewBox="0 0 21600 21600" draw:type="rectangle" draw:enhanced-path="M 0 0 L 21600 0 21600 21600 0 21600 0 0 Z N"/>
          </draw:custom-shape>
          <draw:connector draw:style-name="gr6" draw:text-style-name="P5" draw:layer="layout" svg:x1="5.715cm" svg:y1="1.429cm" svg:x2="5.715cm" svg:y2="2.699cm" draw:start-shape="id4" draw:start-glue-point="2" draw:end-shape="id1" svg:d="M5715 1429v1270" svg:viewBox="0 0 1 1271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43cm" fo:page-height="12.8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2-11-16T13:09:25.251000000</meta:creation-date>
    <dc:date>2022-11-16T13:33:48.032000000</dc:date>
    <dc:creator>Peter Weingartner</dc:creator>
    <meta:editing-duration>PT13M49S</meta:editing-duration>
    <meta:editing-cycles>2</meta:editing-cycles>
    <meta:generator>LibreOffice/7.2.2.2$Windows_X86_64 LibreOffice_project/02b2acce88a210515b4a5bb2e46cbfb63fe97d56</meta:generator>
    <meta:document-statistic meta:object-count="163"/>
  </office:meta>
</office:document-meta>
</file>